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522cm" style:rel-column-width="1430*"/>
    </style:style>
    <style:style style:name="Table1.B" style:family="table-column">
      <style:table-column-properties style:column-width="1.129cm" style:rel-column-width="640*"/>
    </style:style>
    <style:style style:name="Table1.C" style:family="table-column">
      <style:table-column-properties style:column-width="0.563cm" style:rel-column-width="319*"/>
    </style:style>
    <style:style style:name="Table1.D" style:family="table-column">
      <style:table-column-properties style:column-width="0.462cm" style:rel-column-width="262*"/>
    </style:style>
    <style:style style:name="Table1.E" style:family="table-column">
      <style:table-column-properties style:column-width="0.102cm" style:rel-column-width="58*"/>
    </style:style>
    <style:style style:name="Table1.F" style:family="table-column">
      <style:table-column-properties style:column-width="1.127cm" style:rel-column-width="639*"/>
    </style:style>
    <style:style style:name="Table1.G" style:family="table-column">
      <style:table-column-properties style:column-width="0.115cm" style:rel-column-width="65*"/>
    </style:style>
    <style:style style:name="Table1.H" style:family="table-column">
      <style:table-column-properties style:column-width="9.576cm" style:rel-column-width="5429*"/>
    </style:style>
    <style:style style:name="Table1.I" style:family="table-column">
      <style:table-column-properties style:column-width="10.104cm" style:rel-column-width="5728*"/>
    </style:style>
    <style:style style:name="Table1.A1" style:family="table-cell">
      <style:table-cell-properties style:vertical-align="middle" fo:padding="0.097cm" fo:border="0.035cm solid #000000"/>
    </style:style>
    <style:style style:name="Table1.B1" style:family="table-cell">
      <style:table-cell-properties style:vertical-align="middle" fo:padding="0.097cm" fo:border-left="none" fo:border-right="none" fo:border-top="0.035cm solid #000000" fo:border-bottom="0.035cm solid #000000"/>
    </style:style>
    <style:style style:name="Table1.G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I1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1.A2" style:family="table-cell">
      <style:table-cell-properties style:vertical-align="middle" fo:background-color="#cc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1.B2" style:family="table-cell">
      <style:table-cell-properties style:vertical-align="middle" fo:background-color="#cccccc" fo:padding="0.097cm" fo:border-left="none" fo:border-right="none" fo:border-top="none" fo:border-bottom="0.035cm solid #000000">
        <style:background-image/>
      </style:table-cell-properties>
    </style:style>
    <style:style style:name="Table1.G2" style:family="table-cell">
      <style:table-cell-properties style:vertical-align="middle" fo:background-color="#cccccc" fo:padding="0.097cm" fo:border-left="0.035cm solid #000000" fo:border-right="none" fo:border-top="none" fo:border-bottom="0.035cm solid #000000">
        <style:background-image/>
      </style:table-cell-properties>
    </style:style>
    <style:style style:name="Table1.I2" style:family="table-cell">
      <style:table-cell-properties style:vertical-align="middle" fo:background-color="#cccccc" fo:padding="0.097cm" fo:border-left="none" fo:border-right="0.035cm solid #000000" fo:border-top="none" fo:border-bottom="0.035cm solid #000000">
        <style:background-image/>
      </style:table-cell-properties>
    </style:style>
    <style:style style:name="Table1.A3" style:family="table-cell">
      <style:table-cell-properties style:vertical-align="middle" fo:background-color="#cccccc" fo:padding="0.097cm" fo:border="0.035cm solid #000000">
        <style:background-image/>
      </style:table-cell-properties>
    </style:style>
    <style:style style:name="Table1.B3" style:family="table-cell">
      <style:table-cell-properties style:vertical-align="middle" fo:background-color="#cccccc" fo:padding="0.097cm" fo:border-left="none" fo:border-right="none" fo:border-top="0.035cm solid #000000" fo:border-bottom="0.035cm solid #000000">
        <style:background-image/>
      </style:table-cell-properties>
    </style:style>
    <style:style style:name="Table1.D3" style:family="table-cell">
      <style:table-cell-properties style:vertical-align="middle" fo:background-color="#cccccc" fo:padding="0.097cm" fo:border-left="none" fo:border-right="0.035cm solid #000000" fo:border-top="0.035cm solid #000000" fo:border-bottom="0.035cm solid #000000">
        <style:background-image/>
      </style:table-cell-properties>
    </style:style>
    <style:style style:name="Table1.G3" style:family="table-cell">
      <style:table-cell-properties style:vertical-align="middle" fo:background-color="#cccc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1.A5" style:family="table-cell">
      <style:table-cell-properties style:vertical-align="middle" fo:padding="0.097cm" fo:border-left="0.035cm solid #000000" fo:border-right="0.035cm solid #000000" fo:border-top="none" fo:border-bottom="none"/>
    </style:style>
    <style:style style:name="Table1.B5" style:family="table-cell">
      <style:table-cell-properties style:vertical-align="middle" fo:padding="0.097cm" fo:border="none"/>
    </style:style>
    <style:style style:name="Table1.D5" style:family="table-cell">
      <style:table-cell-properties style:vertical-align="middle" fo:padding="0.097cm" fo:border-left="none" fo:border-right="0.035cm solid #000000" fo:border-top="none" fo:border-bottom="none"/>
    </style:style>
    <style:style style:name="Table1.G5" style:family="table-cell">
      <style:table-cell-properties style:vertical-align="middle" fo:padding="0.097cm" fo:border-left="0.035cm solid #000000" fo:border-right="none" fo:border-top="none" fo:border-bottom="none"/>
    </style:style>
    <style:style style:name="Table2" style:family="table">
      <style:table-properties style:width="20.959cm" table:align="left"/>
    </style:style>
    <style:style style:name="Table2.A" style:family="table-column">
      <style:table-column-properties style:column-width="2.522cm"/>
    </style:style>
    <style:style style:name="Table2.B" style:family="table-column">
      <style:table-column-properties style:column-width="3.277cm"/>
    </style:style>
    <style:style style:name="Table2.C" style:family="table-column">
      <style:table-column-properties style:column-width="0.109cm"/>
    </style:style>
    <style:style style:name="Table2.D" style:family="table-column">
      <style:table-column-properties style:column-width="7.382cm"/>
    </style:style>
    <style:style style:name="Table2.E" style:family="table-column">
      <style:table-column-properties style:column-width="7.668cm"/>
    </style:style>
    <style:style style:name="Table2.A1" style:family="table-cell">
      <style:table-cell-properties style:vertical-align="middle" fo:padding="0.097cm" fo:border="0.035cm solid #000000"/>
    </style:style>
    <style:style style:name="Table2.B1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2.C1" style:family="table-cell">
      <style:table-cell-properties style:vertical-align="middle" fo:padding="0.097cm" fo:border-left="none" fo:border-right="none" fo:border-top="0.035cm solid #000000" fo:border-bottom="0.035cm solid #000000"/>
    </style:style>
    <style:style style:name="Table2.A2" style:family="table-cell">
      <style:table-cell-properties style:vertical-align="middle" fo:background-color="#cccccc" fo:padding="0.097cm" fo:border="0.035cm solid #000000">
        <style:background-image/>
      </style:table-cell-properties>
    </style:style>
    <style:style style:name="Table2.B2" style:family="table-cell">
      <style:table-cell-properties style:vertical-align="middle" fo:background-color="#cccccc" fo:padding="0.097cm" fo:border-left="none" fo:border-right="0.035cm solid #000000" fo:border-top="0.035cm solid #000000" fo:border-bottom="0.035cm solid #000000">
        <style:background-image/>
      </style:table-cell-properties>
    </style:style>
    <style:style style:name="Table2.C2" style:family="table-cell">
      <style:table-cell-properties style:vertical-align="middle" fo:background-color="#cccccc" fo:padding="0.097cm" fo:border-left="none" fo:border-right="none" fo:border-top="0.035cm solid #000000" fo:border-bottom="0.035cm solid #000000">
        <style:background-image/>
      </style:table-cell-properties>
    </style:style>
    <style:style style:name="Table2.A4" style:family="table-cell">
      <style:table-cell-properties style:vertical-align="middle" fo:background-color="transparent" fo:padding="0.097cm" fo:border-left="0.035cm solid #000000" fo:border-right="0.035cm solid #000000" fo:border-top="0.035cm solid #000000" fo:border-bottom="none">
        <style:background-image/>
      </style:table-cell-properties>
    </style:style>
    <style:style style:name="Table2.B4" style:family="table-cell">
      <style:table-cell-properties style:vertical-align="middle" fo:background-color="transparent" fo:padding="0.097cm" fo:border-left="0.035cm solid #000000" fo:border-right="none" fo:border-top="0.035cm solid #000000" fo:border-bottom="none">
        <style:background-image/>
      </style:table-cell-properties>
    </style:style>
    <style:style style:name="Table2.E4" style:family="table-cell">
      <style:table-cell-properties style:vertical-align="middle" fo:background-color="transparent" fo:padding="0.097cm" fo:border-left="none" fo:border-right="0.035cm solid #000000" fo:border-top="0.035cm solid #000000" fo:border-bottom="none">
        <style:background-image/>
      </style:table-cell-properties>
    </style:style>
    <style:style style:name="Table2.A5" style:family="table-cell">
      <style:table-cell-properties style:vertical-align="middle" fo:background-color="#cc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2.B5" style:family="table-cell">
      <style:table-cell-properties style:vertical-align="middle" fo:background-color="#cccccc" fo:padding="0.097cm" fo:border-left="0.035cm solid #000000" fo:border-right="none" fo:border-top="none" fo:border-bottom="0.035cm solid #000000">
        <style:background-image/>
      </style:table-cell-properties>
    </style:style>
    <style:style style:name="Table2.E5" style:family="table-cell">
      <style:table-cell-properties style:vertical-align="middle" fo:background-color="#cccccc" fo:padding="0.097cm" fo:border-left="none" fo:border-right="0.035cm solid #000000" fo:border-top="none" fo:border-bottom="0.035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overline-style="none" style:text-overline-color="font-color"/>
    </style:style>
    <style:style style:name="P7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Table_20_Contents">
      <style:paragraph-properties fo:margin-left="-0.009cm" fo:margin-right="-0.009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overline-style="solid" style:text-overline-width="auto" style:text-overline-color="font-color"/>
    </style:style>
    <style:style style:name="P1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background-color="transparent" style:text-overline-style="none" style:text-overline-color="font-color"/>
    </style:style>
    <style:style style:name="P1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overline-style="none" style:text-overline-color="font-color"/>
    </style:style>
    <style:style style:name="P12" style:family="paragraph" style:parent-style-name="Text_20_body">
      <style:paragraph-properties fo:margin-top="0cm" fo:margin-bottom="0.049cm"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cm" fo:margin-bottom="0.049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cm" fo:margin-right="4.724cm" fo:text-align="center" style:justify-single-word="false" fo:text-indent="0cm" style:auto-text-indent="false"/>
    </style:style>
    <style:style style:name="P16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style:text-overline-style="none" style:text-overline-color="font-color"/>
    </style:style>
    <style:style style:name="P17" style:family="paragraph" style:parent-style-name="Text_20_body">
      <style:paragraph-properties fo:margin-left="0cm" fo:margin-right="4.745cm" fo:margin-top="0cm" fo:margin-bottom="0.049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4.745cm" fo:margin-top="0cm" fo:margin-bottom="0.049cm" fo:text-align="center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text-position="0% 100%" style:font-name="Liberation Serif" fo:font-size="12pt" style:font-name-asian="Liberation Serif" style:font-size-asian="12pt" style:font-name-complex="Liberation Serif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text-position="0% 100%" style:font-name="Liberation Serif" fo:font-size="12pt" style:font-name-asian="Liberation Serif" style:font-size-asian="12pt" style:font-name-complex="Liberation Serif" style:font-size-complex="12pt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background-color="transparent" style:text-overline-style="none" style:text-overline-color="font-color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style:text-overline-style="none" style:text-overline-color="font-color"/>
    </style:style>
    <style:style style:name="T1" style:family="text">
      <style:text-properties style:text-position="-33% 80%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overline-style="solid" style:text-overline-width="auto" style:text-overline-color="font-color"/>
    </style:style>
    <style:style style:name="T5" style:family="text">
      <style:text-properties style:text-position="0% 100%" style:font-name="Liberation Mono" fo:font-size="7pt" style:font-size-asian="7pt" style:font-size-complex="7pt"/>
    </style:style>
    <style:style style:name="T6" style:family="text">
      <style:text-properties style:text-position="0% 100%" style:font-name="Liberation Mono" fo:font-size="9pt" style:font-name-asian="Liberation Mono" style:font-size-asian="9pt" style:font-name-complex="Liberation Mono" style:font-size-complex="9pt"/>
    </style:style>
    <style:style style:name="T7" style:family="text">
      <style:text-properties style:text-position="0% 100%" style:font-name="Liberation Sans" fo:font-size="9pt" style:font-size-asian="9pt" style:font-size-complex="9pt"/>
    </style:style>
    <style:style style:name="T8" style:family="text">
      <style:text-properties style:text-position="0% 100%" style:font-name="Liberation Sans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T9" style:family="text">
      <style:text-properties style:font-name="Liberation Mono" fo:font-size="9pt" style:font-name-asian="Liberation Mono" style:font-size-asian="9pt" style:font-name-complex="Liberation Mono" style:font-size-complex="9pt"/>
    </style:style>
    <style:style style:name="T10" style:family="text">
      <style:text-properties style:font-name="Liberation Sans" fo:font-size="9pt" style:font-size-asian="9pt" style:font-size-complex="9pt"/>
    </style:style>
    <style:style style:name="T11" style:family="text">
      <style:text-properties style:font-name="Liberation Sans" fo:font-size="9pt" fo:font-weight="bold" style:font-name-asian="Liberation Mono" style:font-size-asian="9pt" style:font-weight-asian="bold" style:font-name-complex="Liberation Mono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ymmetry Classification for Serial Crystallography Experiments</text:p>
      <text:p text:style-name="P12">Groups with white backgrounds are merohedral and hence data will appear 'twinned'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5">Laue Class</text:p>
          </table:table-cell>
          <table:table-cell table:style-name="Table1.B1" table:number-columns-spanned="5" office:value-type="string">
            <text:p text:style-name="P5">Point Groups</text:p>
          </table:table-cell>
          <table:covered-table-cell/>
          <table:covered-table-cell/>
          <table:covered-table-cell/>
          <table:covered-table-cell/>
          <table:table-cell table:style-name="Table1.G1" office:value-type="string">
            <text:p text:style-name="P5"/>
          </table:table-cell>
          <table:table-cell table:style-name="Table1.A1" office:value-type="string">
            <text:p text:style-name="P5">Centrosymmetric Space Groups</text:p>
          </table:table-cell>
          <table:table-cell table:style-name="Table1.I1" office:value-type="string">
            <text:p text:style-name="P5">Non-Centrosymmetric Space Groups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table:number-columns-spanned="5" office:value-type="string">
            <text:p text:style-name="P8">1</text:p>
          </table:table-cell>
          <table:covered-table-cell/>
          <table:covered-table-cell/>
          <table:covered-table-cell/>
          <table:covered-table-cell/>
          <table:table-cell table:style-name="Table1.G2" office:value-type="string">
            <text:p text:style-name="P3"><text:span text:style-name="T2"/></text:p>
          </table:table-cell>
          <table:table-cell table:style-name="Table1.A2" office:value-type="string">
            <text:p text:style-name="P3">P<text:span text:style-name="T2">1</text:span></text:p>
          </table:table-cell>
          <table:table-cell table:style-name="Table1.I2" office:value-type="string">
            <text:p text:style-name="P3">P1</text:p>
          </table:table-cell>
        </table:table-row>
        <table:table-row>
          <table:table-cell table:style-name="Table1.A3" office:value-type="string">
            <text:p text:style-name="P1">2/m</text:p>
          </table:table-cell>
          <table:table-cell table:style-name="Table1.B3" table:number-columns-spanned="2" office:value-type="string">
            <text:p text:style-name="P8">2</text:p>
          </table:table-cell>
          <table:covered-table-cell/>
          <table:table-cell table:style-name="Table1.D3" table:number-columns-spanned="3" office:value-type="string">
            <text:p text:style-name="P8">m</text:p>
          </table:table-cell>
          <table:covered-table-cell/>
          <table:covered-table-cell/>
          <table:table-cell table:style-name="Table1.G3" office:value-type="string">
            <text:p text:style-name="P3"/>
          </table:table-cell>
          <table:table-cell table:style-name="Table1.A3" office:value-type="string">
            <text:p text:style-name="P3">P2/m, P2<text:span text:style-name="T1">1</text:span>/m, C2/m, P2/c, P2<text:span text:style-name="T1">1</text:span>/c, C2/c</text:p>
          </table:table-cell>
          <table:table-cell table:style-name="Table1.D3" office:value-type="string">
            <text:p text:style-name="P3">P2, P2<text:span text:style-name="T1">1</text:span>, C2 <text:span text:style-name="T9">○</text:span> Pm, Pc, Cm, Cc</text:p>
          </table:table-cell>
        </table:table-row>
        <table:table-row>
          <table:table-cell table:style-name="Table1.A2" office:value-type="string">
            <text:p text:style-name="P3">mmm</text:p>
          </table:table-cell>
          <table:table-cell table:style-name="Table1.B2" table:number-columns-spanned="2" office:value-type="string">
            <text:p text:style-name="P7">222</text:p>
          </table:table-cell>
          <table:covered-table-cell/>
          <table:table-cell table:style-name="Table1.I2" table:number-columns-spanned="3" office:value-type="string">
            <text:p text:style-name="P7">mm2</text:p>
          </table:table-cell>
          <table:covered-table-cell/>
          <table:covered-table-cell/>
          <table:table-cell table:style-name="Table1.G2" office:value-type="string">
            <text:p text:style-name="P3"/>
          </table:table-cell>
          <table:table-cell table:style-name="Table1.A2" office:value-type="string">
            <text:p text:style-name="P3">Pmmm, Pnnn, Pccm, Pban, Pmma, Pnna, Pmna, Pcca, Pbam, Pccn, Pbcm, Pnnm, Pmmn, Pbcn, Pbca, Pnma, Cmcm, Cmce, Cmmm, Cccm, Cmme, Ccce, Fmmm, Fddd, Immm, Ibam, Ibca, Imma</text:p>
          </table:table-cell>
          <table:table-cell table:style-name="Table1.I2" office:value-type="string">
            <text:p text:style-name="P3">P222, P222<text:span text:style-name="T1">1</text:span>, P2<text:span text:style-name="T1">1</text:span>2<text:span text:style-name="T1">1</text:span>2, P2<text:span text:style-name="T1">1</text:span>2<text:span text:style-name="T1">1</text:span>2<text:span text:style-name="T1">1</text:span>, C222<text:span text:style-name="T1">1</text:span>, C222, F222, I222, I2<text:span text:style-name="T1">1</text:span>2<text:span text:style-name="T1">1</text:span>2<text:span text:style-name="T1">1 </text:span><text:span text:style-name="T6">○</text:span><text:span text:style-name="T1"> </text:span><text:span text:style-name="T3">Pmm2, Pmc2</text:span><text:span text:style-name="T1">1</text:span><text:span text:style-name="T3">, Pcc2, Pma2, Pca2</text:span><text:span text:style-name="T1">1</text:span><text:span text:style-name="T3">, Pnc2, Pmn2</text:span><text:span text:style-name="T1">1</text:span><text:span text:style-name="T3">, Pba2, Pna2</text:span><text:span text:style-name="T1">1</text:span><text:span text:style-name="T3">, Pnn2, Cmm2, Cmc2</text:span><text:span text:style-name="T1">1</text:span><text:span text:style-name="T3">, Ccc2, Amm2, Aem2, Ama2, Aea2, Fmm2, Fdd2, Imm2, Iba2, Ima2</text:span></text:p>
          </table:table-cell>
        </table:table-row>
        <table:table-row>
          <table:table-cell table:style-name="Table1.A5" office:value-type="string">
            <text:p text:style-name="P1">4/m</text:p>
          </table:table-cell>
          <table:table-cell table:style-name="Table1.B5" table:number-columns-spanned="2" office:value-type="string">
            <text:p text:style-name="P8">4</text:p>
          </table:table-cell>
          <table:covered-table-cell/>
          <table:table-cell table:style-name="Table1.D5" table:number-columns-spanned="3" office:value-type="string">
            <text:p text:style-name="P9">4</text:p>
          </table:table-cell>
          <table:covered-table-cell/>
          <table:covered-table-cell/>
          <table:table-cell table:style-name="Table1.G5" office:value-type="string">
            <text:p text:style-name="P3"/>
          </table:table-cell>
          <table:table-cell table:style-name="Table1.A5" office:value-type="string">
            <text:p text:style-name="P3">P4/m, P4<text:span text:style-name="T1">2</text:span>/m, P4/n, P4<text:span text:style-name="T1">2</text:span>/n, I4/m, I4<text:span text:style-name="T1">1</text:span>/a</text:p>
          </table:table-cell>
          <table:table-cell table:style-name="Table1.D5" office:value-type="string">
            <text:p text:style-name="P4">P4, P4<text:span text:style-name="T1">1</text:span>, P4<text:span text:style-name="T1">2</text:span>, P4<text:span text:style-name="T1">3</text:span>, I4, I4<text:span text:style-name="T1">1 </text:span><text:span text:style-name="T6">○ </text:span><text:span text:style-name="T3">P</text:span><text:span text:style-name="T4">4</text:span><text:span text:style-name="T3">, I</text:span><text:span text:style-name="T4">4</text:span></text:p>
          </table:table-cell>
        </table:table-row>
        <table:table-row>
          <table:table-cell table:style-name="Table1.A2" office:value-type="string">
            <text:p text:style-name="P1">4/mmm</text:p>
          </table:table-cell>
          <table:table-cell table:style-name="Table1.B2" office:value-type="string">
            <text:p text:style-name="P8">422</text:p>
          </table:table-cell>
          <table:table-cell table:style-name="Table1.B2" table:number-columns-spanned="3" office:value-type="string">
            <text:p text:style-name="P8"><text:span text:style-name="T2">4</text:span>2m</text:p>
          </table:table-cell>
          <table:covered-table-cell/>
          <table:covered-table-cell/>
          <table:table-cell table:style-name="Table1.I2" office:value-type="string">
            <text:p text:style-name="P8">4mm</text:p>
          </table:table-cell>
          <table:table-cell table:style-name="Table1.G2" office:value-type="string">
            <text:p text:style-name="P3"/>
          </table:table-cell>
          <table:table-cell table:style-name="Table1.A2" office:value-type="string">
            <text:p text:style-name="P3">P4/mmm, P4/mcc, P4/nbm, P4/nnc, P4/mbm, P4/mnc, P4/nmm, P4/ncc, P4<text:span text:style-name="T1">2</text:span>/mmc, P4<text:span text:style-name="T1">2</text:span>/mcm, P4<text:span text:style-name="T1">2</text:span>/nbc, P4<text:span text:style-name="T1">2</text:span>/nnm, P4<text:span text:style-name="T1">2</text:span>/mbc, P4<text:span text:style-name="T1">2</text:span>/mnm, P4<text:span text:style-name="T1">2</text:span>/nmc, P4<text:span text:style-name="T1">2</text:span>/ncm, I4/mmm, I4/mcm, I4<text:span text:style-name="T1">1</text:span>/amd, I4<text:span text:style-name="T1">1</text:span>/acd</text:p>
          </table:table-cell>
          <table:table-cell table:style-name="Table1.I2" office:value-type="string">
            <text:p text:style-name="P3">P422, P42<text:span text:style-name="T1">1</text:span>2, P4<text:span text:style-name="T1">1</text:span>22, P4<text:span text:style-name="T1">1</text:span>2<text:span text:style-name="T1">1</text:span>2, P4<text:span text:style-name="T1">2</text:span>22, P4<text:span text:style-name="T1">2</text:span>2<text:span text:style-name="T1">1</text:span>2, P4<text:span text:style-name="T1">3</text:span>22, P4<text:span text:style-name="T1">3</text:span>2<text:span text:style-name="T1">1</text:span>2, I422, I4<text:span text:style-name="T1">1</text:span>22 <text:span text:style-name="T9">○</text:span> P<text:span text:style-name="T2">4</text:span>2m, P<text:span text:style-name="T2">4</text:span>2c, P<text:span text:style-name="T2">4</text:span>2<text:span text:style-name="T1">1</text:span>m, P<text:span text:style-name="T2">4</text:span>2<text:span text:style-name="T1">1</text:span>c, P<text:span text:style-name="T2">4</text:span>m2, P<text:span text:style-name="T2">4</text:span>c2, P<text:span text:style-name="T2">4</text:span>b2, P<text:span text:style-name="T2">4</text:span>n2, I<text:span text:style-name="T2">4</text:span>m2, I<text:span text:style-name="T2">4</text:span>c2, I<text:span text:style-name="T2">4</text:span>2m, I<text:span text:style-name="T2">4</text:span>2d <text:span text:style-name="T9">○</text:span> P4mm, P4bm, P4<text:span text:style-name="T1">2</text:span>cm, P4<text:span text:style-name="T1">2</text:span>nm, P4cc, P4nc, P4<text:span text:style-name="T1">2</text:span>mc, P4<text:span text:style-name="T1">2</text:span>bc, I4mm, I4cm, I4<text:span text:style-name="T1">1</text:span>md, I4<text:span text:style-name="T1">1</text:span>cd</text:p>
          </table:table-cell>
        </table:table-row>
        <table:table-row>
          <table:table-cell table:style-name="Table1.A5" office:value-type="string">
            <text:p text:style-name="P9">3</text:p>
          </table:table-cell>
          <table:table-cell table:style-name="Table1.D5" table:number-columns-spanned="5" office:value-type="string">
            <text:p text:style-name="P10">3</text:p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3"><text:span text:style-name="T2"/></text:p>
          </table:table-cell>
          <table:table-cell table:style-name="Table1.A5" office:value-type="string">
            <text:p text:style-name="P3">P<text:span text:style-name="T2">3</text:span>, R<text:span text:style-name="T2">3</text:span></text:p>
          </table:table-cell>
          <table:table-cell table:style-name="Table1.D5" office:value-type="string">
            <text:p text:style-name="P3">P3, P3<text:span text:style-name="T1">1</text:span>, P3<text:span text:style-name="T1">2</text:span>, R3</text:p>
          </table:table-cell>
        </table:table-row>
        <table:table-row>
          <table:table-cell table:style-name="Table1.A2" office:value-type="string">
            <text:p text:style-name="P1"><text:span text:style-name="T2">3</text:span>m</text:p>
          </table:table-cell>
          <table:table-cell table:style-name="Table1.B2" table:number-columns-spanned="2" office:value-type="string">
            <text:p text:style-name="P8">32</text:p>
          </table:table-cell>
          <table:covered-table-cell/>
          <table:table-cell table:style-name="Table1.I2" table:number-columns-spanned="3" office:value-type="string">
            <text:p text:style-name="P8">3m</text:p>
          </table:table-cell>
          <table:covered-table-cell/>
          <table:covered-table-cell/>
          <table:table-cell table:style-name="Table1.G2" office:value-type="string">
            <text:p text:style-name="P3"/>
          </table:table-cell>
          <table:table-cell table:style-name="Table1.A2" office:value-type="string">
            <text:p text:style-name="P3">P<text:span text:style-name="T2">3</text:span>1m, P<text:span text:style-name="T2">3</text:span>1c, P<text:span text:style-name="T2">3</text:span>m1, P<text:span text:style-name="T2">3</text:span>c1,R<text:span text:style-name="T2">3</text:span>m, R<text:span text:style-name="T2">3</text:span>c</text:p>
          </table:table-cell>
          <table:table-cell table:style-name="Table1.I2" office:value-type="string">
            <text:p text:style-name="P3">P312, P321, P3<text:span text:style-name="T1">1</text:span>12, P3<text:span text:style-name="T1">1</text:span>21, P3<text:span text:style-name="T1">2</text:span>12, P3<text:span text:style-name="T1">2</text:span>21, R32 <text:span text:style-name="T9">○</text:span> P3m1, P31m, P3c1, P31c, R3m, R3c</text:p>
          </table:table-cell>
        </table:table-row>
        <table:table-row>
          <table:table-cell table:style-name="Table1.A5" office:value-type="string">
            <text:p text:style-name="P1">6/m</text:p>
          </table:table-cell>
          <table:table-cell table:style-name="Table1.B5" table:number-columns-spanned="2" office:value-type="string">
            <text:p text:style-name="P8">6</text:p>
          </table:table-cell>
          <table:covered-table-cell/>
          <table:table-cell table:style-name="Table1.D5" table:number-columns-spanned="3" office:value-type="string">
            <text:p text:style-name="P9">6</text:p>
          </table:table-cell>
          <table:covered-table-cell/>
          <table:covered-table-cell/>
          <table:table-cell table:style-name="Table1.G5" office:value-type="string">
            <text:p text:style-name="P3"/>
          </table:table-cell>
          <table:table-cell table:style-name="Table1.A5" office:value-type="string">
            <text:p text:style-name="P3">P6/m, P6<text:span text:style-name="T1">3</text:span>/m</text:p>
          </table:table-cell>
          <table:table-cell table:style-name="Table1.D5" office:value-type="string">
            <text:p text:style-name="P3">P6, P6<text:span text:style-name="T1">1</text:span>, P6<text:span text:style-name="T1">5</text:span>, P6<text:span text:style-name="T1">2</text:span>, P6<text:span text:style-name="T1">4</text:span>, P6<text:span text:style-name="T1">3</text:span><text:span text:style-name="T3"> </text:span><text:span text:style-name="T6">○ </text:span><text:span text:style-name="T3">P</text:span><text:span text:style-name="T4">6</text:span></text:p>
          </table:table-cell>
        </table:table-row>
        <table:table-row>
          <table:table-cell table:style-name="Table1.A2" office:value-type="string">
            <text:p text:style-name="P1">6/mmm</text:p>
          </table:table-cell>
          <table:table-cell table:style-name="Table1.B2" office:value-type="string">
            <text:p text:style-name="P8">622</text:p>
          </table:table-cell>
          <table:table-cell table:style-name="Table1.B2" table:number-columns-spanned="2" office:value-type="string">
            <text:p text:style-name="P1"><text:span text:style-name="T2">6</text:span>2m</text:p>
          </table:table-cell>
          <table:covered-table-cell/>
          <table:table-cell table:style-name="Table1.I2" table:number-columns-spanned="2" office:value-type="string">
            <text:p text:style-name="P1">6mm</text:p>
          </table:table-cell>
          <table:covered-table-cell/>
          <table:table-cell table:style-name="Table1.G2" office:value-type="string">
            <text:p text:style-name="P3"/>
          </table:table-cell>
          <table:table-cell table:style-name="Table1.A2" office:value-type="string">
            <text:p text:style-name="P3">P6/mmm, P6/mcc, P6<text:span text:style-name="T1">3</text:span>/mcm, P6<text:span text:style-name="T1">3</text:span>/mmc</text:p>
          </table:table-cell>
          <table:table-cell table:style-name="Table1.I2" office:value-type="string">
            <text:p text:style-name="P3">P622, P6<text:span text:style-name="T1">1</text:span>22, P6<text:span text:style-name="T1">5</text:span>22, P6<text:span text:style-name="T1">2</text:span>22, P6<text:span text:style-name="T1">4</text:span>22, P6<text:span text:style-name="T1">3</text:span>22 <text:span text:style-name="T9">○ </text:span>P<text:span text:style-name="T2">6</text:span>m2, P<text:span text:style-name="T2">6</text:span>c2, P<text:span text:style-name="T2">6</text:span>2m, P<text:span text:style-name="T2">6</text:span>2c <text:span text:style-name="T9">○ </text:span>P6mm, P6cc, P6<text:span text:style-name="T1">3</text:span>cm, P6<text:span text:style-name="T1">3</text:span>mc</text:p>
          </table:table-cell>
        </table:table-row>
        <table:table-row>
          <table:table-cell table:style-name="Table1.A5" office:value-type="string">
            <text:p text:style-name="P1">m<text:span text:style-name="T2">3</text:span></text:p>
          </table:table-cell>
          <table:table-cell table:style-name="Table1.D5" table:number-columns-spanned="5" office:value-type="string">
            <text:p text:style-name="P8">23</text:p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3"><text:span text:style-name="T2"/></text:p>
          </table:table-cell>
          <table:table-cell table:style-name="Table1.A5" office:value-type="string">
            <text:p text:style-name="P3">Pm<text:span text:style-name="T2">3</text:span>, Pn<text:span text:style-name="T2">3</text:span>, Fm<text:span text:style-name="T2">3</text:span>, Fd<text:span text:style-name="T2">3</text:span>, Im<text:span text:style-name="T2">3</text:span>, Pa<text:span text:style-name="T2">3</text:span>, Ia<text:span text:style-name="T2">3</text:span></text:p>
          </table:table-cell>
          <table:table-cell table:style-name="Table1.D5" office:value-type="string">
            <text:p text:style-name="P3">P23, F23, I23, P2<text:span text:style-name="T1">1</text:span>3, I2<text:span text:style-name="T1">1</text:span>3</text:p>
          </table:table-cell>
        </table:table-row>
        <table:table-row>
          <table:table-cell table:style-name="Table1.A2" office:value-type="string">
            <text:p text:style-name="P1">m<text:span text:style-name="T2">3</text:span>m</text:p>
          </table:table-cell>
          <table:table-cell table:style-name="Table1.B2" table:number-columns-spanned="2" office:value-type="string">
            <text:p text:style-name="P8">432</text:p>
          </table:table-cell>
          <table:covered-table-cell/>
          <table:table-cell table:style-name="Table1.I2" table:number-columns-spanned="3" office:value-type="string">
            <text:p text:style-name="P8"><text:span text:style-name="T2">4</text:span>32</text:p>
          </table:table-cell>
          <table:covered-table-cell/>
          <table:covered-table-cell/>
          <table:table-cell table:style-name="Table1.G2" office:value-type="string">
            <text:p text:style-name="P3"/>
          </table:table-cell>
          <table:table-cell table:style-name="Table1.A2" office:value-type="string">
            <text:p text:style-name="P3">Pm<text:span text:style-name="T2">3</text:span>m, Pn<text:span text:style-name="T2">3</text:span>n, Pm<text:span text:style-name="T2">3</text:span>n, Pn<text:span text:style-name="T2">3</text:span>m, Fm<text:span text:style-name="T2">3</text:span>m, Fm<text:span text:style-name="T2">3</text:span>c, Fd<text:span text:style-name="T2">3</text:span>m, Fd<text:span text:style-name="T2">3</text:span>c, Im<text:span text:style-name="T2">3</text:span>m, Ia<text:span text:style-name="T2">3</text:span>d</text:p>
          </table:table-cell>
          <table:table-cell table:style-name="Table1.I2" office:value-type="string">
            <text:p text:style-name="P3">P432, P4<text:span text:style-name="T1">2</text:span>32, F432, F4<text:span text:style-name="T1">1</text:span>32, I432, P4<text:span text:style-name="T1">3</text:span>32, P4<text:span text:style-name="T1">1</text:span>32, I4<text:span text:style-name="T1">1</text:span>32 <text:span text:style-name="T9">○</text:span> P<text:span text:style-name="T2">4</text:span>3m, F<text:span text:style-name="T2">4</text:span>3m, I<text:span text:style-name="T2">4</text:span>3m, P<text:span text:style-name="T2">4</text:span>3n, F<text:span text:style-name="T2">4</text:span>3c, I<text:span text:style-name="T2">4</text:span>3d</text:p>
          </table:table-cell>
        </table:table-row>
      </table:table>
      <text:p text:style-name="P14"><text:span text:style-name="T10">v0.6.0</text:span><text:span text:style-name="T11"> </text:span><text:span text:style-name="T10">© 2010 Thomas White </text:span><text:span text:style-name="T5">&lt;taw@physics.org&gt;</text:span><text:span text:style-name="T10"> </text:span><text:span text:style-name="T9">○</text:span><text:span text:style-name="T10"> Derived from </text:span><text:span text:style-name="T5">http://en.wikipedia.org/wiki/Space_group</text:span><text:span text:style-name="T10"> </text:span><text:span text:style-name="T9">○</text:span><text:span text:style-name="T10"> Licenced as CC-BY-SA: </text:span><text:span text:style-name="T5">http://creativecommons.org/licenses/by-sa/3.0/</text:span></text:p>
      <text:p text:style-name="P17"><text:soft-page-break/>Symmetry Classification for 2D Serial Crystallography</text:p>
      <text:p text:style-name="P18">Groups with white backgrounds are 'merohedral' and hence data will appear 'twinned'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Laue Class</text:p>
          </table:table-cell>
          <table:table-cell table:style-name="Table2.B1" office:value-type="string">
            <text:p text:style-name="P5">Point Groups</text:p>
          </table:table-cell>
          <table:table-cell table:style-name="Table2.C1" office:value-type="string">
            <text:p text:style-name="P5"/>
          </table:table-cell>
          <table:table-cell table:style-name="Table2.A1" office:value-type="string">
            <text:p text:style-name="P5">Centrosymmetric Plane Groups</text:p>
          </table:table-cell>
          <table:table-cell table:style-name="Table2.B1" office:value-type="string">
            <text:p text:style-name="P5">Non-Centrosymmetric Plane Groups</text:p>
          </table:table-cell>
        </table:table-row>
        <table:table-row>
          <table:table-cell table:style-name="Table2.A2" office:value-type="string">
            <text:p text:style-name="P6">2</text:p>
          </table:table-cell>
          <table:table-cell table:style-name="Table2.B2" office:value-type="string">
            <text:p text:style-name="P8">1</text:p>
          </table:table-cell>
          <table:table-cell table:style-name="Table2.C2" office:value-type="string">
            <text:p text:style-name="P8"/>
          </table:table-cell>
          <table:table-cell table:style-name="Table2.A2" office:value-type="string">
            <text:p text:style-name="P4">p2</text:p>
          </table:table-cell>
          <table:table-cell table:style-name="Table2.B2" office:value-type="string">
            <text:p text:style-name="P3">p1</text:p>
          </table:table-cell>
        </table:table-row>
        <table:table-row>
          <table:table-cell table:style-name="Table2.A2" office:value-type="string">
            <text:p text:style-name="P1">2mm</text:p>
          </table:table-cell>
          <table:table-cell table:style-name="Table2.B2" office:value-type="string">
            <text:p text:style-name="P8">m</text:p>
          </table:table-cell>
          <table:table-cell table:style-name="Table2.C2" office:value-type="string">
            <text:p text:style-name="P8"/>
          </table:table-cell>
          <table:table-cell table:style-name="Table2.A2" office:value-type="string">
            <text:p text:style-name="P3">p2mm, p2mg, p2gg, c2mm</text:p>
          </table:table-cell>
          <table:table-cell table:style-name="Table2.B2" office:value-type="string">
            <text:p text:style-name="P3">pm, pg, cm</text:p>
          </table:table-cell>
        </table:table-row>
        <table:table-row>
          <table:table-cell table:style-name="Table2.A4" office:value-type="string">
            <text:p text:style-name="P3">4</text:p>
          </table:table-cell>
          <table:table-cell table:style-name="Table2.B4" office:value-type="string">
            <text:p text:style-name="P7">—</text:p>
          </table:table-cell>
          <table:table-cell table:style-name="Table2.A4" office:value-type="string">
            <text:p text:style-name="P7"/>
          </table:table-cell>
          <table:table-cell table:style-name="Table2.A4" office:value-type="string">
            <text:p text:style-name="P3">p4</text:p>
          </table:table-cell>
          <table:table-cell table:style-name="Table2.E4" office:value-type="string">
            <text:p text:style-name="P19">—</text:p>
          </table:table-cell>
        </table:table-row>
        <table:table-row>
          <table:table-cell table:style-name="Table2.A5" office:value-type="string">
            <text:p text:style-name="P1">4mm</text:p>
          </table:table-cell>
          <table:table-cell table:style-name="Table2.B5" office:value-type="string">
            <text:p text:style-name="P16">—</text:p>
          </table:table-cell>
          <table:table-cell table:style-name="Table2.A5" office:value-type="string">
            <text:p text:style-name="P16"/>
          </table:table-cell>
          <table:table-cell table:style-name="Table2.A5" office:value-type="string">
            <text:p text:style-name="P3">p4mm, p4gm</text:p>
          </table:table-cell>
          <table:table-cell table:style-name="Table2.E5" office:value-type="string">
            <text:p text:style-name="P20">—</text:p>
          </table:table-cell>
        </table:table-row>
        <table:table-row>
          <table:table-cell table:style-name="Table2.A4" office:value-type="string">
            <text:p text:style-name="P1">6</text:p>
          </table:table-cell>
          <table:table-cell table:style-name="Table2.B4" office:value-type="string">
            <text:p text:style-name="P8">3</text:p>
          </table:table-cell>
          <table:table-cell table:style-name="Table2.A4" office:value-type="string">
            <text:p text:style-name="P8"/>
          </table:table-cell>
          <table:table-cell table:style-name="Table2.A4" office:value-type="string">
            <text:p text:style-name="P3">p6</text:p>
          </table:table-cell>
          <table:table-cell table:style-name="Table2.E4" office:value-type="string">
            <text:p text:style-name="P3">p3</text:p>
          </table:table-cell>
        </table:table-row>
        <table:table-row>
          <table:table-cell table:style-name="Table2.A5" office:value-type="string">
            <text:p text:style-name="P11">6mm</text:p>
          </table:table-cell>
          <table:table-cell table:style-name="Table2.B5" office:value-type="string">
            <text:p text:style-name="P10">3m</text:p>
          </table:table-cell>
          <table:table-cell table:style-name="Table2.A5" office:value-type="string">
            <text:p text:style-name="P10"/>
          </table:table-cell>
          <table:table-cell table:style-name="Table2.A5" office:value-type="string">
            <text:p text:style-name="P4">p6mm</text:p>
          </table:table-cell>
          <table:table-cell table:style-name="Table2.E5" office:value-type="string">
            <text:p text:style-name="P3">p3m1, p31m</text:p>
          </table:table-cell>
        </table:table-row>
      </table:table>
      <text:p text:style-name="P15"><text:span text:style-name="T7">v0.1.0</text:span><text:span text:style-name="T8"> </text:span><text:span text:style-name="T7">© 2010 Thomas White </text:span><text:span text:style-name="T5">&lt;taw@physics.org&gt;</text:span><text:span text:style-name="T7"> </text:span><text:span text:style-name="T6">○</text:span><text:span text:style-name="T7"> Licenced as CC-BY-SA: </text:span><text:span text:style-name="T5">http://creativecommons.org/licenses/by-sa/3.0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White</meta:initial-creator>
    <meta:creation-date>2010-07-15T15:08:26</meta:creation-date>
    <dc:date>2010-08-25T17:59:34</dc:date>
    <dc:creator>Thomas White</dc:creator>
    <meta:editing-duration>PT02H47M04S</meta:editing-duration>
    <meta:editing-cycles>71</meta:editing-cycles>
    <meta:generator>OpenOffice.org/3.1$Unix OpenOffice.org_project/310m19$Build-9420</meta:generator>
    <meta:document-statistic meta:table-count="2" meta:image-count="0" meta:object-count="0" meta:page-count="2" meta:paragraph-count="92" meta:word-count="384" meta:character-count="2291"/>
  </office:meta>
</office:document-meta>
</file>